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bac8b" officeooo:paragraph-rsid="000bac8b"/>
    </style:style>
    <style:style style:name="P2" style:family="paragraph" style:parent-style-name="Text_20_body">
      <style:text-properties officeooo:rsid="000c6524" officeooo:paragraph-rsid="000c6524"/>
    </style:style>
    <style:style style:name="P3" style:family="paragraph" style:parent-style-name="Text_20_body" style:list-style-name="L1">
      <style:text-properties officeooo:rsid="000c6524" officeooo:paragraph-rsid="000c6524"/>
    </style:style>
    <style:style style:name="P4" style:family="paragraph" style:parent-style-name="Text_20_body">
      <style:text-properties officeooo:rsid="000dd685" officeooo:paragraph-rsid="000c6524"/>
    </style:style>
    <style:style style:name="P5" style:family="paragraph" style:parent-style-name="Text_20_body" style:list-style-name="L1">
      <style:text-properties officeooo:rsid="000dd685" officeooo:paragraph-rsid="000dd685"/>
    </style:style>
    <style:style style:name="P6" style:family="paragraph" style:parent-style-name="Heading_20_1">
      <style:text-properties officeooo:rsid="000bac8b" officeooo:paragraph-rsid="000bac8b"/>
    </style:style>
    <style:style style:name="P7" style:family="paragraph" style:parent-style-name="Heading_20_1" style:list-style-name="">
      <style:text-properties officeooo:rsid="000bac8b" officeooo:paragraph-rsid="000bac8b"/>
    </style:style>
    <style:style style:name="P8" style:family="paragraph" style:parent-style-name="Heading_20_1">
      <style:text-properties officeooo:rsid="000c6524" officeooo:paragraph-rsid="000c6524"/>
    </style:style>
    <style:style style:name="P9" style:family="paragraph" style:parent-style-name="Heading_20_1">
      <style:paragraph-properties fo:break-before="page"/>
      <style:text-properties officeooo:rsid="000bac8b" officeooo:paragraph-rsid="000bac8b"/>
    </style:style>
    <style:style style:name="P10" style:family="paragraph" style:parent-style-name="Heading_20_1">
      <style:paragraph-properties fo:break-before="page"/>
      <style:text-properties officeooo:rsid="000c6524" officeooo:paragraph-rsid="000c6524"/>
    </style:style>
    <style:style style:name="P11" style:family="paragraph" style:parent-style-name="Heading_20_2">
      <style:text-properties officeooo:rsid="000bac8b" officeooo:paragraph-rsid="000bac8b"/>
    </style:style>
    <style:style style:name="P12" style:family="paragraph" style:parent-style-name="Heading_20_2">
      <style:text-properties officeooo:paragraph-rsid="000bac8b"/>
    </style:style>
    <style:style style:name="P13" style:family="paragraph" style:parent-style-name="Table_20_Contents">
      <style:text-properties officeooo:rsid="000c6524" officeooo:paragraph-rsid="000c6524"/>
    </style:style>
    <style:style style:name="P14" style:family="paragraph" style:parent-style-name="Title">
      <style:text-properties officeooo:rsid="000fd0fb" officeooo:paragraph-rsid="000fd0fb"/>
    </style:style>
    <style:style style:name="T1" style:family="text">
      <style:text-properties officeooo:rsid="000bac8b"/>
    </style:style>
    <style:style style:name="T2" style:family="text">
      <style:text-properties officeooo:rsid="000c6524"/>
    </style:style>
    <style:style style:name="T3" style:family="text">
      <style:text-properties officeooo:rsid="000c9f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perimental Set-up EC</text:p>
      <text:h text:style-name="P11" text:outline-level="2"/>
      <text:h text:style-name="P11" text:outline-level="2">Representation</text:h>
      <text:p text:style-name="P1">R^10 vector</text:p>
      <text:h text:style-name="P11" text:outline-level="2">Fitness function</text:h>
      <text:p text:style-name="P1">Pre-defined</text:p>
      <text:h text:style-name="P11" text:outline-level="2">Initialisation</text:h>
      <text:p text:style-name="P1">Random on R^10 within [-5, 5]</text:p>
      <text:h text:style-name="P6" text:outline-level="1"/>
      <text:h text:style-name="P6" text:outline-level="1">EA 1 – <text:span text:style-name="T2">Traditional </text:span></text:h>
      <text:h text:style-name="P11" text:outline-level="2">Parent Selection</text:h>
      <text:p text:style-name="P1">Roulette wheel</text:p>
      <text:h text:style-name="P12" text:outline-level="2"><text:span text:style-name="T1">Mutation operator</text:span></text:h>
      <text:p text:style-name="P1">Self-adaptation Gaussian </text:p>
      <text:h text:style-name="P12" text:outline-level="2"><text:span text:style-name="T1">Variation operator</text:span></text:h>
      <text:p text:style-name="P1">1-point-crossover</text:p>
      <text:h text:style-name="P11" text:outline-level="2">Survivor selection</text:h>
      <text:p text:style-name="P1">Select best N</text:p>
      <text:p text:style-name="P1"/>
      <text:p text:style-name="P1"/>
      <text:h text:style-name="P7" text:outline-level="1"/>
      <text:h text:style-name="P9" text:outline-level="1">EA 2 – P<text:span text:style-name="T2">article </text:span>S<text:span text:style-name="T2">warm </text:span>O<text:span text:style-name="T2">ptimisation</text:span></text:h>
      <text:h text:style-name="P11" text:outline-level="2">Parent Selection</text:h>
      <text:p text:style-name="P1">Not-needed</text:p>
      <text:h text:style-name="P12" text:outline-level="2"><text:span text:style-name="T1">Mutation operator</text:span></text:h>
      <text:p text:style-name="P1">Vector addition (Particle Swarm Optimisation)</text:p>
      <text:h text:style-name="P12" text:outline-level="2"><text:span text:style-name="T1">Variation operator</text:span></text:h>
      <text:p text:style-name="P1">Not-needed</text:p>
      <text:h text:style-name="P11" text:outline-level="2">Survivor selection</text:h>
      <text:p text:style-name="P1">Not-needed</text:p>
      <text:p text:style-name="P1"/>
      <text:h text:style-name="P6" text:outline-level="1">EA 3 – Differential Evolution</text:h>
      <text:h text:style-name="P11" text:outline-level="2">Parent Selection</text:h>
      <text:p text:style-name="P1">First an individual to be perturbed is chosen and then two random parents that together make the perturbation vector.</text:p>
      <text:h text:style-name="P12" text:outline-level="2"><text:span text:style-name="T1">Mutation operator</text:span></text:h>
      <text:p text:style-name="P1">Diffe<text:span text:style-name="T2">re</text:span>ntial mutation</text:p>
      <text:h text:style-name="P12" text:outline-level="2"><text:span text:style-name="T1">Variation operator</text:span></text:h>
      <text:p text:style-name="P1">Specific crossover probability Cr</text:p>
      <text:h text:style-name="P11" text:outline-level="2">Survivor selection</text:h>
      <text:p text:style-name="P1">Not-needed</text:p>
      <text:p text:style-name="P1"/>
      <text:h text:style-name="P8" text:outline-level="1">Migration Operator</text:h>
      <text:p text:style-name="P2">Multiculti paper? t.b.d. </text:p>
      <text:p text:style-name="P2">bidirectional</text:p>
      <text:h text:style-name="P10" text:outline-level="1">Method</text:h>
      <text:list xml:id="list429660703" text:style-name="L1">
        <text:list-item>
          <text:p text:style-name="P3">Implement all EAs</text:p>
        </text:list-item>
        <text:list-item>
          <text:p text:style-name="P3">Parameter tuning on all EAs. Find optimal settings for independent islands. </text:p>
        </text:list-item>
        <text:list-item>
          <text:p text:style-name="P3">Set-up migration framework</text:p>
        </text:list-item>
        <text:list-item>
          <text:p text:style-name="P3">Test effect of migration </text:p>
          <text:p text:style-name="P3">- Bidirectional in pairwise <text:span text:style-name="T3">(Note: matrix is diagonally symmetric) </text:span></text:p>
          <text:p text:style-name="P3">- <text:span text:style-name="T3">Cyclical for 3 islands, and bidirectional</text:span></text:p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EA1</text:p>
          </table:table-cell>
          <table:table-cell table:style-name="Table1.A1" office:value-type="string">
            <text:p text:style-name="P13">EA2</text:p>
          </table:table-cell>
          <table:table-cell table:style-name="Table1.D1" office:value-type="string">
            <text:p text:style-name="P13">EA3</text:p>
          </table:table-cell>
        </table:table-row>
        <table:table-row>
          <table:table-cell table:style-name="Table1.A2" office:value-type="string">
            <text:p text:style-name="P13">EA1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EA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EA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-</text:p>
          </table:table-cell>
        </table:table-row>
      </table:table>
      <text:p text:style-name="P4"/>
      <text:list xml:id="list112246496608672" text:continue-numbering="true" text:style-name="L1">
        <text:list-item>
          <text:p text:style-name="P5">Discuss and conclu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0:46:03.625068065</meta:creation-date>
    <dc:date>2018-10-02T11:22:44.378664069</dc:date>
    <meta:editing-duration>PT4M40S</meta:editing-duration>
    <meta:editing-cycles>3</meta:editing-cycles>
    <meta:generator>LibreOffice/6.0.6.2$Linux_X86_64 LibreOffice_project/00m0$Build-2</meta:generator>
    <meta:document-statistic meta:table-count="1" meta:image-count="0" meta:object-count="0" meta:page-count="3" meta:paragraph-count="54" meta:word-count="155" meta:character-count="1098" meta:non-whitespace-character-count="993"/>
  </office:meta>
</office:document-meta>
</file>